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6" style:family="graphic" style:parent-style-name="standard">
      <style:graphic-properties draw:stroke="dash" draw:stroke-dash="Fine_20_Dashed" svg:stroke-color="#00cccc" draw:textarea-vertical-align="middle"/>
    </style:style>
    <style:style style:name="gr7" style:family="graphic" style:parent-style-name="standard">
      <style:graphic-properties draw:stroke="dash" draw:stroke-dash="Fine_20_Dashed" svg:stroke-color="#990099" draw:textarea-vertical-align="middle"/>
    </style:style>
    <style:style style:name="gr8" style:family="graphic" style:parent-style-name="standard">
      <style:graphic-properties draw:stroke="dash" draw:stroke-dash="Fine_20_Dashed" svg:stroke-color="#66ff00" draw:textarea-vertical-align="middle"/>
    </style:style>
    <style:style style:name="gr9" style:family="graphic" style:parent-style-name="standard">
      <style:graphic-properties draw:stroke="dash" draw:stroke-dash="Fine_20_Dashe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1.5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 style:font-size-asian="16pt" style:font-size-complex="16pt"/>
    </style:style>
    <style:style style:name="P6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59cm" svg:x="1.4cm" svg:y="4.914cm" presentation:class="subtitle">
          <draw:text-box>
            <text:p>Azure Data Lake Security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age Account by SOR</text:p>
          </draw:text-box>
        </draw:frame>
        <draw:rect draw:style-name="gr2" draw:text-style-name="P1" draw:layer="layout" svg:width="5.842cm" svg:height="1.778cm" svg:x="1.524cm" svg:y="5.08cm">
          <text:p text:style-name="P1">Hogan CIS</text:p>
        </draw:rect>
        <draw:rect draw:style-name="gr2" draw:text-style-name="P1" draw:layer="layout" svg:width="5.842cm" svg:height="1.778cm" svg:x="1.524cm" svg:y="7.366cm">
          <text:p text:style-name="P1">Container-1</text:p>
          <text:p text:style-name="P1">PII=false</text:p>
        </draw:rect>
        <draw:rect draw:style-name="gr2" draw:text-style-name="P1" draw:layer="layout" svg:width="5.831cm" svg:height="1.778cm" svg:x="1.524cm" svg:y="11.539cm">
          <text:p text:style-name="P1">Container-2</text:p>
          <text:p text:style-name="P1">PII=true</text:p>
        </draw:rect>
        <draw:rect draw:style-name="gr2" draw:text-style-name="P1" draw:layer="layout" svg:width="5.842cm" svg:height="1.778cm" svg:x="1.524cm" svg:y="16.018cm">
          <text:p text:style-name="P1">Container-3</text:p>
          <text:p text:style-name="P1">PII=true, PCI=true</text:p>
        </draw:rect>
        <draw:frame draw:style-name="gr3" draw:layer="layout" svg:width="5.154cm" svg:height="0.963cm" svg:x="7.874cm" svg:y="5.334cm">
          <draw:text-box>
            <text:p>Storage Account</text:p>
          </draw:text-box>
        </draw:frame>
        <draw:frame draw:style-name="gr3" draw:layer="layout" svg:width="3.249cm" svg:height="0.963cm" svg:x="8.054cm" svg:y="7.874cm">
          <draw:text-box>
            <text:p>Dataset-1</text:p>
          </draw:text-box>
        </draw:frame>
        <draw:frame draw:style-name="gr3" draw:layer="layout" svg:width="3.249cm" svg:height="0.963cm" svg:x="7.874cm" svg:y="11.945cm">
          <draw:text-box>
            <text:p>Dataset-2</text:p>
          </draw:text-box>
        </draw:frame>
        <draw:frame draw:style-name="gr3" xml:id="id5" draw:id="id5" draw:layer="layout" svg:width="3.249cm" svg:height="0.963cm" svg:x="7.927cm" svg:y="16.371cm">
          <draw:text-box>
            <text:p>Dataset-3</text:p>
          </draw:text-box>
        </draw:frame>
        <draw:rect draw:style-name="gr2" draw:text-style-name="P1" draw:layer="layout" svg:width="2.794cm" svg:height="1.016cm" svg:x="2.286cm" svg:y="9.652cm">
          <text:p text:style-name="P1">Folder A</text:p>
        </draw:rect>
        <draw:rect draw:style-name="gr2" draw:text-style-name="P1" draw:layer="layout" svg:width="2.794cm" svg:height="1.016cm" svg:x="5.588cm" svg:y="9.652cm">
          <text:p text:style-name="P1">Folder B</text:p>
        </draw:rect>
        <draw:rect draw:style-name="gr2" draw:text-style-name="P1" draw:layer="layout" svg:width="2.794cm" svg:height="1.016cm" svg:x="2.286cm" svg:y="14.124cm">
          <text:p text:style-name="P1">Folder C</text:p>
        </draw:rect>
        <draw:rect draw:style-name="gr2" draw:text-style-name="P1" draw:layer="layout" svg:width="2.794cm" svg:height="1.016cm" svg:x="5.588cm" svg:y="14.124cm">
          <text:p text:style-name="P1">Folder D</text:p>
        </draw:rect>
        <draw:rect draw:style-name="gr2" draw:text-style-name="P1" draw:layer="layout" svg:width="2.794cm" svg:height="1.016cm" svg:x="2.286cm" svg:y="18.424cm">
          <text:p text:style-name="P1">Folder E</text:p>
        </draw:rect>
        <draw:rect draw:style-name="gr2" draw:text-style-name="P1" draw:layer="layout" svg:width="2.794cm" svg:height="1.016cm" svg:x="5.588cm" svg:y="18.424cm">
          <text:p text:style-name="P1">Folder F</text:p>
        </draw:rect>
        <draw:rect draw:style-name="gr4" draw:text-style-name="P1" draw:layer="layout" svg:width="9.906cm" svg:height="13.97cm" svg:x="16.002cm" svg:y="4.064cm">
          <text:p/>
        </draw:rect>
        <draw:frame draw:style-name="gr3" draw:layer="layout" svg:width="7.131cm" svg:height="0.963cm" svg:x="17.507cm" svg:y="4.343cm">
          <draw:text-box>
            <text:p>Azure Entra AD Groups</text:p>
          </draw:text-box>
        </draw:frame>
        <draw:rect draw:style-name="gr2" draw:text-style-name="P2" draw:layer="layout" svg:width="7.62cm" svg:height="1.27cm" svg:x="17.018cm" svg:y="5.458cm">
          <text:p text:style-name="P2"><text:span text:style-name="T1">Hogan_CIS_READ_ALL</text:span></text:p>
        </draw:rect>
        <draw:rect draw:style-name="gr2" draw:text-style-name="P2" xml:id="id1" draw:id="id1" draw:layer="layout" svg:width="7.62cm" svg:height="1.27cm" svg:x="17.06cm" svg:y="6.971cm">
          <text:p text:style-name="P2"><text:span text:style-name="T1">Hogan_CIS_WRITE_ALL</text:span></text:p>
        </draw:rect>
        <draw:frame draw:style-name="gr3" draw:layer="layout" svg:width="2.263cm" svg:height="0.963cm" svg:x="24.892cm" svg:y="5.712cm">
          <draw:text-box>
            <text:p>SBDR</text:p>
          </draw:text-box>
        </draw:frame>
        <draw:frame draw:style-name="gr3" draw:layer="layout" svg:width="2.263cm" svg:height="0.963cm" svg:x="24.892cm" svg:y="7.035cm">
          <draw:text-box>
            <text:p>SBDC</text:p>
          </draw:text-box>
        </draw:frame>
        <draw:frame draw:style-name="gr5" draw:layer="layout" svg:width="12.084cm" svg:height="2.387cm" svg:x="15.748cm" svg:y="18.442cm">
          <draw:text-box>
            <text:list text:style-name="L3">
              <text:list-item>
                <text:p>SBDR – Storage Blob Data Reader</text:p>
              </text:list-item>
              <text:list-item>
                <text:p>SBDC – Storage Blob Data Contributor</text:p>
              </text:list-item>
              <text:list-item>
                <text:p>SBDO – Storage Blob Data Owner</text:p>
              </text:list-item>
            </text:list>
          </draw:text-box>
        </draw:frame>
        <draw:rect draw:style-name="gr2" draw:text-style-name="P2" draw:layer="layout" svg:width="7.62cm" svg:height="1.27cm" svg:x="17.018cm" svg:y="8.659cm">
          <text:p text:style-name="P2"><text:span text:style-name="T1">Hogan_CIS_C1_READ_ALL</text:span></text:p>
        </draw:rect>
        <draw:rect draw:style-name="gr2" draw:text-style-name="P2" xml:id="id2" draw:id="id2" draw:layer="layout" svg:width="7.62cm" svg:height="1.27cm" svg:x="17.06cm" svg:y="10.172cm">
          <text:p text:style-name="P2"><text:span text:style-name="T1">Hogan_CIS_C1_WRITE_ALL</text:span></text:p>
        </draw:rect>
        <draw:frame draw:style-name="gr3" draw:layer="layout" svg:width="2.263cm" svg:height="0.963cm" svg:x="24.892cm" svg:y="8.913cm">
          <draw:text-box>
            <text:p>SBDR</text:p>
          </draw:text-box>
        </draw:frame>
        <draw:frame draw:style-name="gr3" draw:layer="layout" svg:width="2.263cm" svg:height="0.963cm" svg:x="24.892cm" svg:y="10.236cm">
          <draw:text-box>
            <text:p>SBDC</text:p>
          </draw:text-box>
        </draw:frame>
        <draw:rect draw:style-name="gr2" draw:text-style-name="P1" draw:layer="layout" svg:width="7.62cm" svg:height="1.27cm" svg:x="17.018cm" svg:y="11.86cm">
          <text:p text:style-name="P2"><text:span text:style-name="T1">Hogan_CIS_C2_READ_ALL</text:span></text:p>
        </draw:rect>
        <draw:rect draw:style-name="gr2" draw:text-style-name="P1" xml:id="id3" draw:id="id3" draw:layer="layout" svg:width="7.62cm" svg:height="1.27cm" svg:x="17.06cm" svg:y="13.373cm">
          <text:p text:style-name="P2"><text:span text:style-name="T1">Hogan_CIS_C2_WRITE_ALL</text:span></text:p>
        </draw:rect>
        <draw:frame draw:style-name="gr3" draw:layer="layout" svg:width="2.263cm" svg:height="0.963cm" svg:x="24.892cm" svg:y="12.114cm">
          <draw:text-box>
            <text:p>SBDR</text:p>
          </draw:text-box>
        </draw:frame>
        <draw:frame draw:style-name="gr3" draw:layer="layout" svg:width="2.263cm" svg:height="0.963cm" svg:x="24.892cm" svg:y="13.437cm">
          <draw:text-box>
            <text:p>SBDC</text:p>
          </draw:text-box>
        </draw:frame>
        <draw:rect draw:style-name="gr2" draw:text-style-name="P1" draw:layer="layout" svg:width="7.62cm" svg:height="1.27cm" svg:x="17.018cm" svg:y="14.961cm">
          <text:p text:style-name="P2"><text:span text:style-name="T1">Hogan_CIS_C3_READ_ALL</text:span></text:p>
        </draw:rect>
        <draw:rect draw:style-name="gr2" draw:text-style-name="P1" xml:id="id4" draw:id="id4" draw:layer="layout" svg:width="7.62cm" svg:height="1.27cm" svg:x="17.06cm" svg:y="16.474cm">
          <text:p text:style-name="P2"><text:span text:style-name="T1">Hogan_CIS_C3_WRITE_ALL</text:span></text:p>
        </draw:rect>
        <draw:frame draw:style-name="gr3" draw:layer="layout" svg:width="2.263cm" svg:height="0.963cm" svg:x="24.892cm" svg:y="15.215cm">
          <draw:text-box>
            <text:p>SBDR</text:p>
          </draw:text-box>
        </draw:frame>
        <draw:frame draw:style-name="gr3" draw:layer="layout" svg:width="2.263cm" svg:height="0.963cm" svg:x="24.892cm" svg:y="16.538cm">
          <draw:text-box>
            <text:p>SBDC</text:p>
          </draw:text-box>
        </draw:frame>
        <draw:connector draw:style-name="gr6" draw:text-style-name="P1" draw:layer="layout" svg:x1="17.06cm" svg:y1="7.606cm" svg:x2="13.028cm" svg:y2="5.816cm" draw:start-shape="id1" draw:start-glue-point="3" svg:d="M17060 7606h-2266v-1790h-1766">
          <text:p/>
        </draw:connector>
        <draw:connector draw:style-name="gr7" draw:text-style-name="P1" draw:layer="layout" svg:x1="17.06cm" svg:y1="10.807cm" svg:x2="11.462cm" svg:y2="8.37cm" draw:start-shape="id2" draw:start-glue-point="3" svg:d="M17060 10807h-3049v-2437h-2549">
          <text:p/>
        </draw:connector>
        <draw:connector draw:style-name="gr8" draw:text-style-name="P1" draw:layer="layout" svg:x1="17.06cm" svg:y1="14.008cm" svg:x2="11.176cm" svg:y2="12.549cm" draw:start-shape="id3" draw:start-glue-point="3" svg:d="M17060 14008h-3192v-1459h-2692">
          <text:p/>
        </draw:connector>
        <draw:connector draw:style-name="gr9" draw:text-style-name="P1" draw:layer="layout" svg:x1="17.06cm" svg:y1="17.109cm" svg:x2="11.176cm" svg:y2="16.852cm" draw:start-shape="id4" draw:start-glue-point="3" draw:end-shape="id5" svg:d="M17060 17109h-2942v-257h-2942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4" draw:text-style-name="P1" draw:layer="layout" svg:width="8.032cm" svg:height="7.13cm" svg:x="11.612cm" svg:y="13.19cm">
          <text:p/>
        </draw:rect>
        <draw:rect draw:style-name="gr4" draw:text-style-name="P1" draw:layer="layout" svg:width="8.128cm" svg:height="5.588cm" svg:x="11.512cm" svg:y="7.29cm">
          <text:p/>
        </draw:rect>
        <draw:frame presentation:style-name="pr5" draw:layer="layout" svg:width="21.336cm" svg:height="1.737cm" svg:x="0.508cm" svg:y="0.389cm" presentation:class="title" presentation:user-transformed="true">
          <draw:text-box>
            <text:p>Users and Access Patterns</text:p>
          </draw:text-box>
        </draw:frame>
        <draw:rect draw:style-name="gr2" draw:text-style-name="P3" draw:layer="layout" svg:width="5.842cm" svg:height="1.778cm" svg:x="1.524cm" svg:y="5.08cm">
          <text:p text:style-name="P3">Hogan CIS</text:p>
        </draw:rect>
        <draw:rect draw:style-name="gr2" draw:text-style-name="P3" draw:layer="layout" svg:width="5.842cm" svg:height="1.778cm" svg:x="1.524cm" svg:y="7.366cm">
          <text:p text:style-name="P3">Container-1</text:p>
          <text:p text:style-name="P3">PII=false</text:p>
        </draw:rect>
        <draw:rect draw:style-name="gr2" draw:text-style-name="P3" draw:layer="layout" svg:width="5.831cm" svg:height="1.778cm" svg:x="1.524cm" svg:y="11.539cm">
          <text:p text:style-name="P3">Container-2</text:p>
          <text:p text:style-name="P3">PII=true</text:p>
        </draw:rect>
        <draw:rect draw:style-name="gr2" draw:text-style-name="P3" draw:layer="layout" svg:width="5.842cm" svg:height="1.778cm" svg:x="1.524cm" svg:y="16.018cm">
          <text:p text:style-name="P3">Container-3</text:p>
          <text:p text:style-name="P3">PII=true, PCI=true</text:p>
        </draw:rect>
        <draw:frame draw:style-name="gr3" draw:text-style-name="P4" draw:layer="layout" svg:width="2.898cm" svg:height="1.675cm" svg:x="7.874cm" svg:y="5.334cm">
          <draw:text-box>
            <text:p text:style-name="P4">Storage </text:p>
            <text:p text:style-name="P4">Account</text:p>
          </draw:text-box>
        </draw:frame>
        <draw:frame draw:style-name="gr3" draw:text-style-name="P4" draw:layer="layout" svg:width="3.249cm" svg:height="0.963cm" svg:x="8.054cm" svg:y="7.874cm">
          <draw:text-box>
            <text:p text:style-name="P4">Dataset-1</text:p>
          </draw:text-box>
        </draw:frame>
        <draw:frame draw:style-name="gr3" draw:text-style-name="P4" draw:layer="layout" svg:width="3.249cm" svg:height="0.963cm" svg:x="7.874cm" svg:y="11.945cm">
          <draw:text-box>
            <text:p text:style-name="P4">Dataset-2</text:p>
          </draw:text-box>
        </draw:frame>
        <draw:frame draw:style-name="gr3" draw:text-style-name="P4" draw:layer="layout" svg:width="3.249cm" svg:height="0.963cm" svg:x="7.927cm" svg:y="16.371cm">
          <draw:text-box>
            <text:p text:style-name="P4">Dataset-3</text:p>
          </draw:text-box>
        </draw:frame>
        <draw:rect draw:style-name="gr2" draw:text-style-name="P3" draw:layer="layout" svg:width="2.794cm" svg:height="1.016cm" svg:x="2.286cm" svg:y="9.652cm">
          <text:p text:style-name="P3">Folder A</text:p>
        </draw:rect>
        <draw:rect draw:style-name="gr2" draw:text-style-name="P3" draw:layer="layout" svg:width="2.794cm" svg:height="1.016cm" svg:x="5.588cm" svg:y="9.652cm">
          <text:p text:style-name="P3">Folder B</text:p>
        </draw:rect>
        <draw:rect draw:style-name="gr2" draw:text-style-name="P3" draw:layer="layout" svg:width="2.794cm" svg:height="1.016cm" svg:x="2.286cm" svg:y="14.124cm">
          <text:p text:style-name="P3">Folder C</text:p>
        </draw:rect>
        <draw:rect draw:style-name="gr2" draw:text-style-name="P3" draw:layer="layout" svg:width="2.794cm" svg:height="1.016cm" svg:x="5.588cm" svg:y="14.124cm">
          <text:p text:style-name="P3">Folder D</text:p>
        </draw:rect>
        <draw:rect draw:style-name="gr2" draw:text-style-name="P3" draw:layer="layout" svg:width="2.794cm" svg:height="1.016cm" svg:x="2.286cm" svg:y="18.424cm">
          <text:p text:style-name="P3">Folder E</text:p>
        </draw:rect>
        <draw:rect draw:style-name="gr2" draw:text-style-name="P3" draw:layer="layout" svg:width="2.794cm" svg:height="1.016cm" svg:x="5.588cm" svg:y="18.424cm">
          <text:p text:style-name="P3">Folder F</text:p>
        </draw:rect>
        <draw:rect draw:style-name="gr4" draw:text-style-name="P1" draw:layer="layout" svg:width="8.128cm" svg:height="4.177cm" svg:x="11.464cm" svg:y="2.764cm">
          <text:p/>
        </draw:rect>
        <draw:frame draw:style-name="gr3" draw:text-style-name="P4" draw:layer="layout" svg:width="2.407cm" svg:height="0.963cm" svg:x="14.137cm" svg:y="2.817cm">
          <draw:text-box>
            <text:p text:style-name="P4">User A</text:p>
          </draw:text-box>
        </draw:frame>
        <draw:rect draw:style-name="gr2" draw:text-style-name="P2" draw:layer="layout" svg:width="7.62cm" svg:height="1.27cm" svg:x="11.718cm" svg:y="3.858cm">
          <text:p text:style-name="P2"><text:span text:style-name="T1">Hogan_CIS_READ_ALL</text:span></text:p>
        </draw:rect>
        <draw:rect draw:style-name="gr2" draw:text-style-name="P2" draw:layer="layout" svg:width="7.62cm" svg:height="1.27cm" svg:x="11.76cm" svg:y="5.371cm">
          <text:p text:style-name="P2"><text:span text:style-name="T1">Hogan_CIS_WRITE_ALL</text:span></text:p>
        </draw:rect>
        <draw:rect draw:style-name="gr2" draw:text-style-name="P2" draw:layer="layout" svg:width="7.62cm" svg:height="1.27cm" svg:x="11.912cm" svg:y="14.14cm">
          <text:p text:style-name="P2"><text:span text:style-name="T1">Hogan_CIS_C1_WRITE_ALL</text:span></text:p>
        </draw:rect>
        <draw:rect draw:style-name="gr2" draw:text-style-name="P2" draw:layer="layout" svg:width="7.62cm" svg:height="1.27cm" svg:x="11.766cm" svg:y="9.83cm">
          <text:p text:style-name="P2"><text:span text:style-name="T1">Hogan_CIS_C1_WRITE_ALL</text:span></text:p>
        </draw:rect>
        <draw:rect draw:style-name="gr2" draw:text-style-name="P5" draw:layer="layout" svg:width="7.62cm" svg:height="1.27cm" svg:x="11.884cm" svg:y="15.643cm">
          <text:p text:style-name="P5"><text:span text:style-name="T1">Hogan_CIS_C2_READ_ALL</text:span></text:p>
        </draw:rect>
        <draw:rect draw:style-name="gr2" draw:text-style-name="P5" draw:layer="layout" svg:width="7.62cm" svg:height="1.27cm" svg:x="11.926cm" svg:y="17.156cm">
          <text:p text:style-name="P5"><text:span text:style-name="T1">Hogan_CIS_C2_WRITE_ALL</text:span></text:p>
        </draw:rect>
        <draw:rect draw:style-name="gr2" draw:text-style-name="P5" draw:layer="layout" svg:width="7.62cm" svg:height="1.27cm" svg:x="11.884cm" svg:y="18.744cm">
          <text:p text:style-name="P5"><text:span text:style-name="T1">Hogan_CIS_C3_READ_ALL</text:span></text:p>
        </draw:rect>
        <draw:rect draw:style-name="gr2" draw:text-style-name="P5" draw:layer="layout" svg:width="7.62cm" svg:height="1.27cm" svg:x="11.766cm" svg:y="11.308cm">
          <text:p text:style-name="P5"><text:span text:style-name="T1">Hogan_CIS_C3_WRITE_ALL</text:span></text:p>
        </draw:rect>
        <draw:frame draw:style-name="gr3" draw:text-style-name="P4" draw:layer="layout" svg:width="2.441cm" svg:height="0.963cm" svg:x="14.185cm" svg:y="7.343cm">
          <draw:text-box>
            <text:p text:style-name="P4">User B</text:p>
          </draw:text-box>
        </draw:frame>
        <draw:rect draw:style-name="gr2" draw:text-style-name="P2" draw:layer="layout" svg:width="7.62cm" svg:height="1.27cm" svg:x="11.766cm" svg:y="8.384cm">
          <text:p text:style-name="P2"><text:span text:style-name="T1">Hogan_CIS_READ_ALL</text:span></text:p>
        </draw:rect>
        <draw:frame draw:style-name="gr3" draw:text-style-name="P4" draw:layer="layout" svg:width="2.475cm" svg:height="0.963cm" svg:x="14.285cm" svg:y="13.243cm">
          <draw:text-box>
            <text:p text:style-name="P4">User C</text:p>
          </draw:text-box>
        </draw:frame>
        <draw:frame draw:style-name="gr10" draw:text-style-name="P4" draw:layer="layout" svg:width="7.724cm" svg:height="4.064cm" svg:x="19.962cm" svg:y="2.794cm">
          <draw:text-box>
            <text:p text:style-name="P4">User A has full power to read and write all folders in he entire SOR's storage account.</text:p>
          </draw:text-box>
        </draw:frame>
        <draw:frame draw:style-name="gr10" draw:text-style-name="P4" draw:layer="layout" svg:width="7.724cm" svg:height="4.064cm" svg:x="20.066cm" svg:y="7.366cm">
          <draw:text-box>
            <text:p text:style-name="P4">User B can read from all the containers/folders in the SOR's storage account. Can only write to folders in C1 and C3</text:p>
          </draw:text-box>
        </draw:frame>
        <draw:frame draw:style-name="gr10" draw:text-style-name="P4" draw:layer="layout" svg:width="7.724cm" svg:height="4.523cm" svg:x="19.966cm" svg:y="13.208cm">
          <draw:text-box>
            <text:p text:style-name="P4">User C can write to all folders in C1 and C2 and can read from C2 and C3. The other containers / folders can't be accessed.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nky J</meta:initial-creator>
    <meta:creation-date>2023-10-14T09:15:24.20</meta:creation-date>
    <meta:editing-duration>PT1H26M29S</meta:editing-duration>
    <meta:editing-cycles>26</meta:editing-cycles>
    <dc:date>2023-10-14T11:28:08.91</dc:date>
    <dc:creator>Venky J</dc:creator>
    <meta:generator>OpenOffice/4.1.12$Win32 OpenOffice.org_project/4112m1$Build-9809</meta:generator>
    <meta:document-statistic meta:object-count="99"/>
  </office:meta>
</office:document-meta>
</file>